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80.62mm" svg:height="103.18mm" svg:x="316.36mm" svg:y="0mm">
            <loext:p draw:notify-on-update-of-ranges="Arkusz1.I4:Arkusz1.M4 Arkusz1.I5:Arkusz1.M5 Arkusz1.I4:Arkusz1.M4 Arkusz1.I6:Arkusz1.M6 Arkusz1.I4:Arkusz1.M4 Arkusz1.I7:Arkusz1.M7 Arkusz1.I4:Arkusz1.M4 Arkusz1.I8:Arkusz1.M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.35mm" svg:height="104mm" svg:x="316.09mm" svg:y="108.62mm">
            <loext:p draw:notify-on-update-of-ranges="Arkusz1.I15:Arkusz1.M15 Arkusz1.I16:Arkusz1.M16 Arkusz1.I15:Arkusz1.M15 Arkusz1.I17:Arkusz1.M17 Arkusz1.I15:Arkusz1.M15 Arkusz1.I18:Arkusz1.M18 Arkusz1.I15:Arkusz1.M15 Arkusz1.I19:Arkusz1.M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Macier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$B$3]*[.E25]" office:value-type="float" office:value="0.039" calcext:value-type="float">
            <text:p>0,039</text:p>
          </table:table-cell>
          <table:table-cell table:formula="of:=[.$B$3]*[.F25]" office:value-type="float" office:value="0.035" calcext:value-type="float">
            <text:p>0,035</text:p>
          </table:table-cell>
          <table:table-cell/>
          <table:table-cell table:style-name="ce7" office:value-type="string" calcext:value-type="string" table:number-columns-spanned="6" table:number-rows-spanned="2">
            <text:p>Lista sąsiadów</text:p>
          </table:table-cell>
          <table:covered-table-cell table:number-columns-repeated="5" table:style-name="ce9"/>
        </table:table-row>
        <table:table-row table:style-name="ro1">
          <table:table-cell office:value-type="string" calcext:value-type="string">
            <text:p>wspolczynnik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$B$3]*[.E26]" office:value-type="float" office:value="0.058" calcext:value-type="float">
            <text:p>0,058</text:p>
          </table:table-cell>
          <table:table-cell table:formula="of:=[.$B$3]*[.F26]" office:value-type="float" office:value="0.045" calcext:value-type="float">
            <text:p>0,045</text:p>
          </table:table-cell>
          <table:table-cell/>
          <table:covered-table-cell table:style-name="ce7"/>
          <table:covered-table-cell table:number-columns-repeated="5" table:style-name="ce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$B$3]*[.E27]" office:value-type="float" office:value="0.083" calcext:value-type="float">
            <text:p>0,083</text:p>
          </table:table-cell>
          <table:table-cell table:formula="of:=[.$B$3]*[.F27]" office:value-type="float" office:value="0.051" calcext:value-type="float">
            <text:p>0,051</text:p>
          </table:table-cell>
          <table:table-cell/>
          <table:table-cell table:style-name="ce8" office:value-type="string" calcext:value-type="string">
            <text:p>E \ V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[.$B$3]*[.E28]" office:value-type="float" office:value="0.1" calcext:value-type="float">
            <text:p>0,1</text:p>
          </table:table-cell>
          <table:table-cell table:formula="of:=[.$B$3]*[.F28]" office:value-type="float" office:value="0.058" calcext:value-type="float">
            <text:p>0,058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table:formula="of:=[.E2]" office:value-type="float" office:value="0.039" calcext:value-type="float">
            <text:p>0,039</text:p>
          </table:table-cell>
          <table:table-cell table:style-name="ce9" table:formula="of:=[.E6]" office:value-type="float" office:value="0.12" calcext:value-type="float">
            <text:p>0,12</text:p>
          </table:table-cell>
          <table:table-cell table:style-name="ce9" table:formula="of:=[.E10]" office:value-type="float" office:value="0.258" calcext:value-type="float">
            <text:p>0,258</text:p>
          </table:table-cell>
          <table:table-cell table:style-name="ce9" table:formula="of:=[.E14]" office:value-type="float" office:value="0.436" calcext:value-type="float">
            <text:p>0,436</text:p>
          </table:table-cell>
          <table:table-cell table:style-name="ce9" table:formula="of:=[.E18]" office:value-type="float" office:value="0.677" calcext:value-type="float">
            <text:p>0,67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$B$3]*[.E29]" office:value-type="float" office:value="0.12" calcext:value-type="float">
            <text:p>0,12</text:p>
          </table:table-cell>
          <table:table-cell table:formula="of:=[.$B$3]*[.F29]" office:value-type="float" office:value="0.099" calcext:value-type="float">
            <text:p>0,099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table:formula="of:=[.E3]" office:value-type="float" office:value="0.058" calcext:value-type="float">
            <text:p>0,058</text:p>
          </table:table-cell>
          <table:table-cell table:style-name="ce9" table:formula="of:=[.E7]" office:value-type="float" office:value="0.209" calcext:value-type="float">
            <text:p>0,209</text:p>
          </table:table-cell>
          <table:table-cell table:style-name="ce9" table:formula="of:=[.E11]" office:value-type="float" office:value="0.479" calcext:value-type="float">
            <text:p>0,479</text:p>
          </table:table-cell>
          <table:table-cell table:style-name="ce9" table:formula="of:=[.E15]" office:value-type="float" office:value="1.43" calcext:value-type="float">
            <text:p>1,43</text:p>
          </table:table-cell>
          <table:table-cell table:style-name="ce9" table:formula="of:=[.E19]" office:value-type="float" office:value="1.812" calcext:value-type="float">
            <text:p>1,812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$B$3]*[.E30]" office:value-type="float" office:value="0.209" calcext:value-type="float">
            <text:p>0,209</text:p>
          </table:table-cell>
          <table:table-cell table:formula="of:=[.$B$3]*[.F30]" office:value-type="float" office:value="0.132" calcext:value-type="float">
            <text:p>0,132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 table:style-name="ce9" table:formula="of:=[.E4]" office:value-type="float" office:value="0.083" calcext:value-type="float">
            <text:p>0,083</text:p>
          </table:table-cell>
          <table:table-cell table:style-name="ce9" table:formula="of:=[.E8]" office:value-type="float" office:value="0.307" calcext:value-type="float">
            <text:p>0,307</text:p>
          </table:table-cell>
          <table:table-cell table:style-name="ce9" table:formula="of:=[.E12]" office:value-type="float" office:value="0.895" calcext:value-type="float">
            <text:p>0,895</text:p>
          </table:table-cell>
          <table:table-cell table:style-name="ce9" table:formula="of:=[.E16]" office:value-type="float" office:value="1.598" calcext:value-type="float">
            <text:p>1,598</text:p>
          </table:table-cell>
          <table:table-cell table:style-name="ce9" table:formula="of:=[.E20]" office:value-type="float" office:value="3.486" calcext:value-type="float">
            <text:p>3,48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formula="of:=[.$B$3]*[.E31]" office:value-type="float" office:value="0.307" calcext:value-type="float">
            <text:p>0,307</text:p>
          </table:table-cell>
          <table:table-cell table:formula="of:=[.$B$3]*[.F31]" office:value-type="float" office:value="0.145" calcext:value-type="float">
            <text:p>0,145</text:p>
          </table:table-cell>
          <table:table-cell/>
          <table:table-cell table:style-name="ce9" office:value-type="float" office:value="99" calcext:value-type="float">
            <text:p>99</text:p>
          </table:table-cell>
          <table:table-cell table:style-name="ce9" table:formula="of:=[.E5]" office:value-type="float" office:value="0.1" calcext:value-type="float">
            <text:p>0,1</text:p>
          </table:table-cell>
          <table:table-cell table:style-name="ce9" table:formula="of:=[.E9]" office:value-type="float" office:value="0.471" calcext:value-type="float">
            <text:p>0,471</text:p>
          </table:table-cell>
          <table:table-cell table:style-name="ce9" table:formula="of:=[.E13]" office:value-type="float" office:value="1.185" calcext:value-type="float">
            <text:p>1,185</text:p>
          </table:table-cell>
          <table:table-cell table:style-name="ce9" table:formula="of:=[.E17]" office:value-type="float" office:value="2.497" calcext:value-type="float">
            <text:p>2,497</text:p>
          </table:table-cell>
          <table:table-cell table:style-name="ce9" table:formula="of:=[.E21]" office:value-type="float" office:value="4.555" calcext:value-type="float">
            <text:p>4,55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[.$B$3]*[.E32]" office:value-type="float" office:value="0.471" calcext:value-type="float">
            <text:p>0,471</text:p>
          </table:table-cell>
          <table:table-cell table:formula="of:=[.$B$3]*[.F32]" office:value-type="float" office:value="0.176" calcext:value-type="float">
            <text:p>0,1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$B$3]*[.E33]" office:value-type="float" office:value="0.258" calcext:value-type="float">
            <text:p>0,258</text:p>
          </table:table-cell>
          <table:table-cell table:formula="of:=[.$B$3]*[.F33]" office:value-type="float" office:value="0.184" calcext:value-type="float">
            <text:p>0,1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$B$3]*[.E34]" office:value-type="float" office:value="0.479" calcext:value-type="float">
            <text:p>0,479</text:p>
          </table:table-cell>
          <table:table-cell table:formula="of:=[.$B$3]*[.F34]" office:value-type="float" office:value="0.246" calcext:value-type="float">
            <text:p>0,2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$B$3]*[.E35]" office:value-type="float" office:value="0.895" calcext:value-type="float">
            <text:p>0,895</text:p>
          </table:table-cell>
          <table:table-cell table:formula="of:=[.$B$3]*[.F35]" office:value-type="float" office:value="0.442" calcext:value-type="float">
            <text:p>0,4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formula="of:=[.$B$3]*[.E36]" office:value-type="float" office:value="1.185" calcext:value-type="float">
            <text:p>1,185</text:p>
          </table:table-cell>
          <table:table-cell table:formula="of:=[.$B$3]*[.F36]" office:value-type="float" office:value="0.29" calcext:value-type="float">
            <text:p>0,29</text:p>
          </table:table-cell>
          <table:table-cell/>
          <table:table-cell table:style-name="ce7" office:value-type="string" calcext:value-type="string" table:number-columns-spanned="6" table:number-rows-spanned="2">
            <text:p>Macierz sąsiedztwa</text:p>
          </table:table-cell>
          <table:covered-table-cell table:number-columns-repeated="5" table:style-name="ce9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$B$3]*[.E37]" office:value-type="float" office:value="0.436" calcext:value-type="float">
            <text:p>0,436</text:p>
          </table:table-cell>
          <table:table-cell table:formula="of:=[.$B$3]*[.F37]" office:value-type="float" office:value="0.293" calcext:value-type="float">
            <text:p>0,293</text:p>
          </table:table-cell>
          <table:table-cell/>
          <table:covered-table-cell table:style-name="ce7" office:value-type="string" calcext:value-type="string">
            <text:p>Macierz sąsiedztwa</text:p>
          </table:covered-table-cell>
          <table:covered-table-cell table:number-columns-repeated="5" table:style-name="ce9"/>
        </table:table-row>
        <table:table-row table:style-name="ro1"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formula="of:=[.$B$3]*[.E38]" office:value-type="float" office:value="1.43" calcext:value-type="float">
            <text:p>1,43</text:p>
          </table:table-cell>
          <table:table-cell table:formula="of:=[.$B$3]*[.F38]" office:value-type="float" office:value="0.646" calcext:value-type="float">
            <text:p>0,646</text:p>
          </table:table-cell>
          <table:table-cell/>
          <table:table-cell table:style-name="ce8" office:value-type="string" calcext:value-type="string">
            <text:p>E \ V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[.$B$3]*[.E39]" office:value-type="float" office:value="1.598" calcext:value-type="float">
            <text:p>1,598</text:p>
          </table:table-cell>
          <table:table-cell table:formula="of:=[.$B$3]*[.F39]" office:value-type="float" office:value="0.436" calcext:value-type="float">
            <text:p>0,436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table:formula="of:=[.F2]" office:value-type="float" office:value="0.035" calcext:value-type="float">
            <text:p>0,035</text:p>
          </table:table-cell>
          <table:table-cell table:style-name="ce9" table:formula="of:=[.F6]" office:value-type="float" office:value="0.099" calcext:value-type="float">
            <text:p>0,099</text:p>
          </table:table-cell>
          <table:table-cell table:style-name="ce9" table:formula="of:=[.F10]" office:value-type="float" office:value="0.184" calcext:value-type="float">
            <text:p>0,184</text:p>
          </table:table-cell>
          <table:table-cell table:style-name="ce9" table:formula="of:=[.F14]" office:value-type="float" office:value="0.293" calcext:value-type="float">
            <text:p>0,293</text:p>
          </table:table-cell>
          <table:table-cell table:style-name="ce9" table:formula="of:=[.F18]" office:value-type="float" office:value="0.417" calcext:value-type="float">
            <text:p>0,417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.$B$3]*[.E40]" office:value-type="float" office:value="2.497" calcext:value-type="float">
            <text:p>2,497</text:p>
          </table:table-cell>
          <table:table-cell table:formula="of:=[.$B$3]*[.F40]" office:value-type="float" office:value="0.481" calcext:value-type="float">
            <text:p>0,481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table:formula="of:=[.F3]" office:value-type="float" office:value="0.045" calcext:value-type="float">
            <text:p>0,045</text:p>
          </table:table-cell>
          <table:table-cell table:style-name="ce9" table:formula="of:=[.F7]" office:value-type="float" office:value="0.132" calcext:value-type="float">
            <text:p>0,132</text:p>
          </table:table-cell>
          <table:table-cell table:style-name="ce9" table:formula="of:=[.F11]" office:value-type="float" office:value="0.246" calcext:value-type="float">
            <text:p>0,246</text:p>
          </table:table-cell>
          <table:table-cell table:style-name="ce9" table:formula="of:=[.F15]" office:value-type="float" office:value="0.646" calcext:value-type="float">
            <text:p>0,646</text:p>
          </table:table-cell>
          <table:table-cell table:style-name="ce9" table:formula="of:=[.F19]" office:value-type="float" office:value="0.567" calcext:value-type="float">
            <text:p>0,567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$B$3]*[.E41]" office:value-type="float" office:value="0.677" calcext:value-type="float">
            <text:p>0,677</text:p>
          </table:table-cell>
          <table:table-cell table:formula="of:=[.$B$3]*[.F41]" office:value-type="float" office:value="0.417" calcext:value-type="float">
            <text:p>0,417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 table:style-name="ce9" table:formula="of:=[.F4]" office:value-type="float" office:value="0.051" calcext:value-type="float">
            <text:p>0,051</text:p>
          </table:table-cell>
          <table:table-cell table:style-name="ce9" table:formula="of:=[.F8]" office:value-type="float" office:value="0.145" calcext:value-type="float">
            <text:p>0,145</text:p>
          </table:table-cell>
          <table:table-cell table:style-name="ce9" table:formula="of:=[.F12]" office:value-type="float" office:value="0.442" calcext:value-type="float">
            <text:p>0,442</text:p>
          </table:table-cell>
          <table:table-cell table:style-name="ce9" table:formula="of:=[.F16]" office:value-type="float" office:value="0.436" calcext:value-type="float">
            <text:p>0,436</text:p>
          </table:table-cell>
          <table:table-cell table:style-name="ce9" table:formula="of:=[.F20]" office:value-type="float" office:value="0.657" calcext:value-type="float">
            <text:p>0,657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$B$3]*[.E42]" office:value-type="float" office:value="1.812" calcext:value-type="float">
            <text:p>1,812</text:p>
          </table:table-cell>
          <table:table-cell table:formula="of:=[.$B$3]*[.F42]" office:value-type="float" office:value="0.567" calcext:value-type="float">
            <text:p>0,567</text:p>
          </table:table-cell>
          <table:table-cell/>
          <table:table-cell table:style-name="ce9" office:value-type="float" office:value="99" calcext:value-type="float">
            <text:p>99</text:p>
          </table:table-cell>
          <table:table-cell table:style-name="ce9" table:formula="of:=[.F5]" office:value-type="float" office:value="0.058" calcext:value-type="float">
            <text:p>0,058</text:p>
          </table:table-cell>
          <table:table-cell table:style-name="ce9" table:formula="of:=[.F9]" office:value-type="float" office:value="0.176" calcext:value-type="float">
            <text:p>0,176</text:p>
          </table:table-cell>
          <table:table-cell table:style-name="ce9" table:formula="of:=[.F13]" office:value-type="float" office:value="0.29" calcext:value-type="float">
            <text:p>0,29</text:p>
          </table:table-cell>
          <table:table-cell table:style-name="ce9" table:formula="of:=[.F17]" office:value-type="float" office:value="0.481" calcext:value-type="float">
            <text:p>0,481</text:p>
          </table:table-cell>
          <table:table-cell table:style-name="ce9" table:formula="of:=[.F21]" office:value-type="float" office:value="0.686" calcext:value-type="float">
            <text:p>0,68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$B$3]*[.E43]" office:value-type="float" office:value="3.486" calcext:value-type="float">
            <text:p>3,486</text:p>
          </table:table-cell>
          <table:table-cell table:formula="of:=[.$B$3]*[.F43]" office:value-type="float" office:value="0.657" calcext:value-type="float">
            <text:p>0,6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[.$B$3]*[.E44]" office:value-type="float" office:value="4.555" calcext:value-type="float">
            <text:p>4,555</text:p>
          </table:table-cell>
          <table:table-cell table:formula="of:=[.$B$3]*[.F44]" office:value-type="float" office:value="0.686" calcext:value-type="float">
            <text:p>0,686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" office:value-type="float" office:value="0.000039" calcext:value-type="float">
            <text:p>0,000039</text:p>
          </table:table-cell>
          <table:table-cell table:style-name="ce4" office:value-type="float" office:value="0.000035" calcext:value-type="float">
            <text:p>0,00003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058" calcext:value-type="float">
            <text:p>0,000058</text:p>
          </table:table-cell>
          <table:table-cell table:style-name="ce5" office:value-type="float" office:value="0.000045" calcext:value-type="float">
            <text:p>0,0000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083" calcext:value-type="float">
            <text:p>0,000083</text:p>
          </table:table-cell>
          <table:table-cell table:style-name="ce5" office:value-type="float" office:value="0.000051" calcext:value-type="float">
            <text:p>0,00005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1" calcext:value-type="float">
            <text:p>0,0001</text:p>
          </table:table-cell>
          <table:table-cell table:style-name="ce5" office:value-type="float" office:value="0.000058" calcext:value-type="float">
            <text:p>0,00005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12" calcext:value-type="float">
            <text:p>0,00012</text:p>
          </table:table-cell>
          <table:table-cell table:style-name="ce5" office:value-type="float" office:value="0.000099" calcext:value-type="float">
            <text:p>0,00009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209" calcext:value-type="float">
            <text:p>0,000209</text:p>
          </table:table-cell>
          <table:table-cell table:style-name="ce5" office:value-type="float" office:value="0.000132" calcext:value-type="float">
            <text:p>0,00013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307" calcext:value-type="float">
            <text:p>0,000307</text:p>
          </table:table-cell>
          <table:table-cell table:style-name="ce5" office:value-type="float" office:value="0.000145" calcext:value-type="float">
            <text:p>0,0001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71" calcext:value-type="float">
            <text:p>0,000471</text:p>
          </table:table-cell>
          <table:table-cell table:style-name="ce5" office:value-type="float" office:value="0.000176" calcext:value-type="float">
            <text:p>0,00017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258" calcext:value-type="float">
            <text:p>0,000258</text:p>
          </table:table-cell>
          <table:table-cell table:style-name="ce5" office:value-type="float" office:value="0.000184" calcext:value-type="float">
            <text:p>0,00018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79" calcext:value-type="float">
            <text:p>0,000479</text:p>
          </table:table-cell>
          <table:table-cell table:style-name="ce5" office:value-type="float" office:value="0.000246" calcext:value-type="float">
            <text:p>0,00024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895" calcext:value-type="float">
            <text:p>0,000895</text:p>
          </table:table-cell>
          <table:table-cell table:style-name="ce5" office:value-type="float" office:value="0.000442" calcext:value-type="float">
            <text:p>0,00044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185" calcext:value-type="float">
            <text:p>0,001185</text:p>
          </table:table-cell>
          <table:table-cell table:style-name="ce5" office:value-type="float" office:value="0.00029" calcext:value-type="float">
            <text:p>0,0002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36" calcext:value-type="float">
            <text:p>0,000436</text:p>
          </table:table-cell>
          <table:table-cell table:style-name="ce5" office:value-type="float" office:value="0.000293" calcext:value-type="float">
            <text:p>0,00029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43" calcext:value-type="float">
            <text:p>0,00143</text:p>
          </table:table-cell>
          <table:table-cell table:style-name="ce5" office:value-type="float" office:value="0.000646" calcext:value-type="float">
            <text:p>0,00064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598" calcext:value-type="float">
            <text:p>0,001598</text:p>
          </table:table-cell>
          <table:table-cell table:style-name="ce5" office:value-type="float" office:value="0.000436" calcext:value-type="float">
            <text:p>0,0004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2497" calcext:value-type="float">
            <text:p>0,002497</text:p>
          </table:table-cell>
          <table:table-cell table:style-name="ce5" office:value-type="float" office:value="0.000481" calcext:value-type="float">
            <text:p>0,00048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677" calcext:value-type="float">
            <text:p>0,000677</text:p>
          </table:table-cell>
          <table:table-cell table:style-name="ce5" office:value-type="float" office:value="0.000417" calcext:value-type="float">
            <text:p>0,00041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812" calcext:value-type="float">
            <text:p>0,001812</text:p>
          </table:table-cell>
          <table:table-cell table:style-name="ce5" office:value-type="float" office:value="0.000567" calcext:value-type="float">
            <text:p>0,0005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3486" calcext:value-type="float">
            <text:p>0,003486</text:p>
          </table:table-cell>
          <table:table-cell table:style-name="ce5" office:value-type="float" office:value="0.000657" calcext:value-type="float">
            <text:p>0,00065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0.004555" calcext:value-type="float">
            <text:p>0,004555</text:p>
          </table:table-cell>
          <table:table-cell table:style-name="ce6" office:value-type="float" office:value="0.000686" calcext:value-type="float">
            <text:p>0,00068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9:05:33.20638270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7:52:09.553455018</meta:creation-date>
    <meta:generator>LibreOffice/5.1.6.2$Linux_X86_64 LibreOffice_project/10m0$Build-2</meta:generator>
    <dc:date>2019-06-09T19:07:16.214202601</dc:date>
    <meta:editing-duration>PT25M55S</meta:editing-duration>
    <meta:editing-cycles>8</meta:editing-cycles>
    <meta:document-statistic meta:table-count="1" meta:cell-count="1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3cm" svg:height="10.319cm" xlink:href=".." xlink:type="simple" chart:class="chart:scatter" chart:style-name="ch1">
        <chart:title svg:x="1.989cm" svg:y="0.342cm" chart:style-name="ch2">
          <text:p>Zależność czasu wykonania algorytmu Dijkstry od ilości wierzchołków</text:p>
        </chart:title>
        <chart:subtitle svg:x="7.678cm" svg:y="1.327cm" chart:style-name="ch3">
          <text:p>Lista sąsiadów</text:p>
        </chart:subtitle>
        <chart:legend chart:legend-position="end" svg:x="14.179cm" svg:y="4.113cm" style:legend-expansion="high" chart:style-name="ch4"/>
        <chart:plot-area chart:style-name="ch5" table:cell-range-address="Arkusz1.I4:Arkusz1.M8" chart:data-source-has-labels="row" svg:x="1.372cm" svg:y="2.216cm" svg:width="12.446cm" svg:height="6.916cm">
          <chartooo:coordinate-region svg:x="2.099cm" svg:y="2.415cm" svg:width="11.439cm" svg:height="6.07cm"/>
          <chart:axis chart:dimension="x" chart:name="primary-x" chart:style-name="ch6">
            <chart:title svg:x="6.188cm" svg:y="9.338cm" chart:style-name="ch7">
              <text:p>Ilość wierzchołków</text:p>
            </chart:title>
          </chart:axis>
          <chart:axis chart:dimension="y" chart:name="primary-y" chart:style-name="ch6">
            <chart:title svg:x="0.451cm" svg:y="6.432cm" chart:style-name="ch8">
              <text:p>Czas [ms]</text:p>
            </chart:title>
            <chart:grid chart:style-name="ch9" chart:class="major"/>
          </chart:axis>
          <chart:series chart:style-name="ch10" chart:values-cell-range-address="Arkusz1.I5:Arkusz1.M5" loext:label-string="&quot;Zapełnienie 25%&quot;" chart:class="chart:scatter">
            <chart:domain table:cell-range-address="Arkusz1.I4:Arkusz1.M4"/>
            <chart:data-point chart:repeated="5"/>
          </chart:series>
          <chart:series chart:style-name="ch11" chart:values-cell-range-address="Arkusz1.I6:Arkusz1.M6" loext:label-string="&quot;Zapełnienie 50%&quot;" chart:class="chart:scatter">
            <chart:data-point chart:repeated="5"/>
          </chart:series>
          <chart:series chart:style-name="ch12" chart:values-cell-range-address="Arkusz1.I7:Arkusz1.M7" loext:label-string="&quot;Zapełnienie 75%&quot;" chart:class="chart:scatter">
            <chart:data-point chart:repeated="5"/>
          </chart:series>
          <chart:series chart:style-name="ch13" chart:values-cell-range-address="Arkusz1.I8:Arkusz1.M8" loext:label-string="&quot;Zapełnienie 99%&quot;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4</text:p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I4:Arkusz1.M4</svg:desc>
                </draw:g>
              </table:table-cell>
              <table:table-cell office:value-type="float" office:value="0.039">
                <text:p>0.039</text:p>
                <draw:g>
                  <svg:desc>Arkusz1.I5:Arkusz1.M5</svg:desc>
                </draw:g>
              </table:table-cell>
              <table:table-cell office:value-type="float" office:value="0.058">
                <text:p>0.058</text:p>
                <draw:g>
                  <svg:desc>Arkusz1.I6:Arkusz1.M6</svg:desc>
                </draw:g>
              </table:table-cell>
              <table:table-cell office:value-type="float" office:value="0.083">
                <text:p>0.083</text:p>
                <draw:g>
                  <svg:desc>Arkusz1.I7:Arkusz1.M7</svg:desc>
                </draw:g>
              </table:table-cell>
              <table:table-cell office:value-type="float" office:value="0.1">
                <text:p>0.1</text:p>
                <draw:g>
                  <svg:desc>Arkusz1.I8:Arkusz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2">
                <text:p>0.12</text:p>
              </table:table-cell>
              <table:table-cell office:value-type="float" office:value="0.209">
                <text:p>0.209</text:p>
              </table:table-cell>
              <table:table-cell office:value-type="float" office:value="0.307">
                <text:p>0.307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8">
                <text:p>0.258</text:p>
              </table:table-cell>
              <table:table-cell office:value-type="float" office:value="0.479">
                <text:p>0.479</text:p>
              </table:table-cell>
              <table:table-cell office:value-type="float" office:value="0.895">
                <text:p>0.895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36">
                <text:p>0.436</text:p>
              </table:table-cell>
              <table:table-cell office:value-type="float" office:value="1.43">
                <text:p>1.43</text:p>
              </table:table-cell>
              <table:table-cell office:value-type="float" office:value="1.598">
                <text:p>1.598</text:p>
              </table:table-cell>
              <table:table-cell office:value-type="float" office:value="2.497">
                <text:p>2.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677">
                <text:p>0.677</text:p>
              </table:table-cell>
              <table:table-cell office:value-type="float" office:value="1.812">
                <text:p>1.812</text:p>
              </table:table-cell>
              <table:table-cell office:value-type="float" office:value="3.486">
                <text:p>3.486</text:p>
              </table:table-cell>
              <table:table-cell office:value-type="float" office:value="4.555">
                <text:p>4.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6cm" svg:height="10.401cm" xlink:href=".." xlink:type="simple" chart:class="chart:scatter" chart:style-name="ch1">
        <chart:title svg:x="1.976cm" svg:y="0.344cm" chart:style-name="ch2">
          <text:p>Zależność czasu wykonania algorytmu Dijkstry od ilości wierzchołków</text:p>
        </chart:title>
        <chart:subtitle svg:x="7.215cm" svg:y="1.331cm" chart:style-name="ch3">
          <text:p>Macierz sąsiedztwa</text:p>
        </chart:subtitle>
        <chart:legend chart:legend-position="end" svg:x="14.152cm" svg:y="4.154cm" style:legend-expansion="high" chart:style-name="ch4"/>
        <chart:plot-area chart:style-name="ch5" table:cell-range-address="Arkusz1.I15:Arkusz1.M19" chart:data-source-has-labels="row" svg:x="1.371cm" svg:y="2.222cm" svg:width="12.421cm" svg:height="6.99cm">
          <chartooo:coordinate-region svg:x="2.098cm" svg:y="2.421cm" svg:width="11.414cm" svg:height="6.144cm"/>
          <chart:axis chart:dimension="x" chart:name="primary-x" chart:style-name="ch6">
            <chart:title svg:x="6.174cm" svg:y="9.42cm" chart:style-name="ch7">
              <text:p>Ilość wierzchołków</text:p>
            </chart:title>
          </chart:axis>
          <chart:axis chart:dimension="y" chart:name="primary-y" chart:style-name="ch6">
            <chart:title svg:x="0.451cm" svg:y="6.475cm" chart:style-name="ch8">
              <text:p>Czas [ms]</text:p>
            </chart:title>
            <chart:grid chart:style-name="ch9" chart:class="major"/>
          </chart:axis>
          <chart:series chart:style-name="ch10" chart:values-cell-range-address="Arkusz1.I16:Arkusz1.M16" loext:label-string="&quot;Zapełnienie 25%&quot;" chart:class="chart:scatter">
            <chart:domain table:cell-range-address="Arkusz1.I15:Arkusz1.M15"/>
            <chart:data-point chart:repeated="5"/>
          </chart:series>
          <chart:series chart:style-name="ch11" chart:values-cell-range-address="Arkusz1.I17:Arkusz1.M17" loext:label-string="&quot;Zapełnienie 50%&quot;" chart:class="chart:scatter">
            <chart:data-point chart:repeated="5"/>
          </chart:series>
          <chart:series chart:style-name="ch12" chart:values-cell-range-address="Arkusz1.I18:Arkusz1.M18" loext:label-string="&quot;Zapełnienie 75%&quot;" chart:class="chart:scatter">
            <chart:data-point chart:repeated="5"/>
          </chart:series>
          <chart:series chart:style-name="ch13" chart:values-cell-range-address="Arkusz1.I19:Arkusz1.M19" loext:label-string="&quot;Zapełnienie 99%&quot;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5</text:p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I15:Arkusz1.M15</svg:desc>
                </draw:g>
              </table:table-cell>
              <table:table-cell office:value-type="float" office:value="0.035">
                <text:p>0.035</text:p>
                <draw:g>
                  <svg:desc>Arkusz1.I16:Arkusz1.M16</svg:desc>
                </draw:g>
              </table:table-cell>
              <table:table-cell office:value-type="float" office:value="0.045">
                <text:p>0.045</text:p>
                <draw:g>
                  <svg:desc>Arkusz1.I17:Arkusz1.M17</svg:desc>
                </draw:g>
              </table:table-cell>
              <table:table-cell office:value-type="float" office:value="0.051">
                <text:p>0.051</text:p>
                <draw:g>
                  <svg:desc>Arkusz1.I18:Arkusz1.M18</svg:desc>
                </draw:g>
              </table:table-cell>
              <table:table-cell office:value-type="float" office:value="0.058">
                <text:p>0.058</text:p>
                <draw:g>
                  <svg:desc>Arkusz1.I19:Arkusz1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99">
                <text:p>0.099</text:p>
              </table:table-cell>
              <table:table-cell office:value-type="float" office:value="0.132">
                <text:p>0.132</text:p>
              </table:table-cell>
              <table:table-cell office:value-type="float" office:value="0.145">
                <text:p>0.14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184">
                <text:p>0.184</text:p>
              </table:table-cell>
              <table:table-cell office:value-type="float" office:value="0.246">
                <text:p>0.246</text:p>
              </table:table-cell>
              <table:table-cell office:value-type="float" office:value="0.442">
                <text:p>0.44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93">
                <text:p>0.293</text:p>
              </table:table-cell>
              <table:table-cell office:value-type="float" office:value="0.646">
                <text:p>0.646</text:p>
              </table:table-cell>
              <table:table-cell office:value-type="float" office:value="0.436">
                <text:p>0.436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417">
                <text:p>0.417</text:p>
              </table:table-cell>
              <table:table-cell office:value-type="float" office:value="0.567">
                <text:p>0.567</text:p>
              </table:table-cell>
              <table:table-cell office:value-type="float" office:value="0.657">
                <text:p>0.657</text:p>
              </table:table-cell>
              <table:table-cell office:value-type="float" office:value="0.686">
                <text:p>0.6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